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6681" officeooo:paragraph-rsid="00156681"/>
    </style:style>
    <style:style style:name="P2" style:family="paragraph" style:parent-style-name="Standard">
      <style:text-properties fo:color="#800000" style:font-name="Courier 10 Pitch" fo:font-size="10pt" style:font-size-asian="10pt" style:font-size-complex="10pt"/>
    </style:style>
    <style:style style:name="P3" style:family="paragraph" style:parent-style-name="Standard">
      <style:text-properties officeooo:rsid="001c9ee3" officeooo:paragraph-rsid="001c9ee3"/>
    </style:style>
    <style:style style:name="P4" style:family="paragraph" style:parent-style-name="Standard" style:list-style-name="L1">
      <style:paragraph-properties>
        <style:tab-stops>
          <style:tab-stop style:position="0.741cm"/>
        </style:tab-stops>
      </style:paragraph-properties>
      <style:text-properties officeooo:rsid="001c9ee3" officeooo:paragraph-rsid="001c9ee3"/>
    </style:style>
    <style:style style:name="P5" style:family="paragraph" style:parent-style-name="Standard">
      <style:text-properties officeooo:rsid="001df769" officeooo:paragraph-rsid="001df769"/>
    </style:style>
    <style:style style:name="P6" style:family="paragraph" style:parent-style-name="Standard" style:list-style-name="L1">
      <style:text-properties officeooo:rsid="001df769" officeooo:paragraph-rsid="001df769"/>
    </style:style>
    <style:style style:name="P7" style:family="paragraph" style:parent-style-name="Standard">
      <style:text-properties fo:font-weight="bold" officeooo:rsid="001b22c1" officeooo:paragraph-rsid="001b22c1" style:font-weight-asian="bold" style:font-weight-complex="bold"/>
    </style:style>
    <style:style style:name="P8" style:family="paragraph" style:parent-style-name="Standard">
      <style:text-properties officeooo:rsid="002ee7fa" officeooo:paragraph-rsid="002ee7fa"/>
    </style:style>
    <style:style style:name="P9" style:family="paragraph" style:parent-style-name="Standard">
      <style:text-properties officeooo:rsid="002f04c1" officeooo:paragraph-rsid="002f04c1"/>
    </style:style>
    <style:style style:name="T1" style:family="text">
      <style:text-properties officeooo:rsid="00156681"/>
    </style:style>
    <style:style style:name="T2" style:family="text">
      <style:text-properties officeooo:rsid="0016c1cc"/>
    </style:style>
    <style:style style:name="T3" style:family="text">
      <style:text-properties officeooo:rsid="0016ed12"/>
    </style:style>
    <style:style style:name="T4" style:family="text">
      <style:text-properties style:font-name="Courier 10 Pitch" fo:font-size="10pt" style:font-size-asian="10pt" style:font-size-complex="10pt"/>
    </style:style>
    <style:style style:name="T5" style:family="text">
      <style:text-properties style:font-name="Courier 10 Pitch" fo:font-size="10pt" officeooo:rsid="0016ed12" style:font-size-asian="10pt" style:font-size-complex="10pt"/>
    </style:style>
    <style:style style:name="T6" style:family="text">
      <style:text-properties fo:color="#800000"/>
    </style:style>
    <style:style style:name="T7" style:family="text">
      <style:text-properties fo:color="#800000" style:font-name="Courier 10 Pitch"/>
    </style:style>
    <style:style style:name="T8" style:family="text">
      <style:text-properties fo:color="#800000" style:font-name="Courier 10 Pitch" fo:font-size="10pt" style:font-size-asian="10pt" style:font-size-complex="10pt"/>
    </style:style>
    <style:style style:name="T9" style:family="text">
      <style:text-properties fo:color="#800000" style:font-name="Courier 10 Pitch" fo:font-size="10pt" officeooo:rsid="0016ed12" style:font-size-asian="10pt" style:font-size-complex="10pt"/>
    </style:style>
    <style:style style:name="T10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</text:p>
      <text:p text:style-name="P2">/<text:span text:style-name="T1">home</text:span></text:p>
      <text:p text:style-name="P2">/<text:span text:style-name="T1">directory</text:span></text:p>
      <text:p text:style-name="P2">/<text:span text:style-name="T1">whatever</text:span></text:p>
      <text:p text:style-name="Standard"/>
      <text:p text:style-name="P1">All render the same view, <text:span text:style-name="T2">because no routing has been setup</text:span></text:p>
      <text:p text:style-name="P1"/>
      <text:p text:style-name="P1"><text:span text:style-name="T8">/</text:span> <text:s/><text:span text:style-name="T4">-</text:span><text:span text:style-name="T5">&gt;</text:span><text:span text:style-name="T3"> home view</text:span></text:p>
      <text:p text:style-name="P1"><text:span text:style-name="T8">/</text:span><text:span text:style-name="T9">directory</text:span><text:span text:style-name="T3"> </text:span><text:span text:style-name="T5">-&gt;</text:span><text:span text:style-name="T3"> directory view</text:span></text:p>
      <text:p text:style-name="P1"/>
      <text:p text:style-name="P7">Setting up routes</text:p>
      <text:p text:style-name="P3">2 steps:</text:p>
      <text:list xml:id="list351536657820572216" text:style-name="L1">
        <text:list-item>
          <text:p text:style-name="P4">Create a routes file, and export our routes so they can be loaded in the <text:span text:style-name="T8">main.ts</text:span> file</text:p>
        </text:list-item>
        <text:list-item>
          <text:p text:style-name="P6">Tell Angular where to load in our <text:span text:style-name="T10">components</text:span> / <text:span text:style-name="T10">views</text:span> when a route is requested</text:p>
        </text:list-item>
      </text:list>
      <text:p text:style-name="P5"/>
      <text:p text:style-name="P9">For steps, go to,</text:p>
      <text:p text:style-name="P8"><text:a xlink:type="simple" xlink:href="https://scotch.io/tutorials/routing-angular-2-single-page-apps-with-the-component-router" text:style-name="Internet_20_link" text:visited-style-name="Visited_20_Internet_20_Link">https://scotch.io/tutorials/routing-angular-2-single-page-apps-with-the-component-router</text:a></text:p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21:20:45.437574407</meta:creation-date>
    <meta:generator>LibreOffice/5.1.6.2$Linux_X86_64 LibreOffice_project/10m0$Build-2</meta:generator>
    <dc:date>2017-11-15T22:51:51.801544513</dc:date>
    <meta:editing-duration>PT1H31M</meta:editing-duration>
    <meta:editing-cycles>16</meta:editing-cycles>
    <meta:document-statistic meta:table-count="0" meta:image-count="0" meta:object-count="0" meta:page-count="1" meta:paragraph-count="13" meta:word-count="67" meta:character-count="422" meta:non-whitespace-character-count="369"/>
  </office:meta>
</office:document-meta>
</file>